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paragraph-rsid="00099861"/>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T1" style:family="text">
      <style:text-properties officeooo:rsid="0008635e"/>
    </style:style>
    <style:style style:name="T2" style:family="text">
      <style:text-properties officeooo:rsid="0009986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Índices de Validação de Clustering - Uma Análise Abrangente e Implementação</text:span></text:h>
      <text:p text:style-name="Text_20_body">O <text:span text:style-name="Strong_20_Emphasis">agrupamento de dados</text:span> (clustering) é uma das tarefas centrais em aprendizado não supervisionado, que visa dividir um conjunto de dados em grupos homogêneos, onde os dados dentro de cada grupo ou cluster são mais semelhantes entre si do que com os dados de outros clusters. Uma das questões mais desafiadoras no contexto de clustering é <text:span text:style-name="Strong_20_Emphasis">avaliar a qualidade do agrupamento</text:span>, especialmente quando os rótulos dos dados não estão disponíveis. Para resolver essa questão, utilizam-se <text:span text:style-name="Strong_20_Emphasis">índices de validação de clustering</text:span> que permitem avaliar a eficácia dos resultados de agrupamento, proporcionando uma medida quantitativa da qualidade da segmentação obtida.</text:p>
      <text:p text:style-name="Text_20_body">Este artigo explora dois índices de validação amplamente utilizados para avaliar o desempenho de algoritmos de clustering: o <text:span text:style-name="Strong_20_Emphasis">Índice de Silhouette</text:span> e o <text:span text:style-name="Strong_20_Emphasis">Índice de Davies-Bouldin</text:span>. Ambos fornecem <text:span text:style-name="T1">as</text:span> métricas que medem tanto a <text:span text:style-name="Strong_20_Emphasis">coesão</text:span> quanto a <text:span text:style-name="Strong_20_Emphasis">separação</text:span> entre os clusters, permitindo uma avaliação quantitativa da qualidade do agrupamento. O artigo também discute como esses índices podem ser aplicados para validar os resultados de algoritmos de clustering como <text:span text:style-name="Strong_20_Emphasis">k-means</text:span>, <text:span text:style-name="Strong_20_Emphasis">k-medoids</text:span> e <text:span text:style-name="Strong_20_Emphasis">agregação hierárquica</text:span>.</text:p>
      <text:h text:style-name="Heading_20_3" text:outline-level="3"><text:span text:style-name="Strong_20_Emphasis">Objetivo</text:span></text:h>
      <text:p text:style-name="Text_20_body">O objetivo deste estudo é analisar os principais índices de validação de clustering, com foco nos índices de <text:span text:style-name="Strong_20_Emphasis">Silhouette</text:span> e <text:span text:style-name="Strong_20_Emphasis">Davies-Bouldin</text:span>, apresentando suas fórmulas matemáticas e discussões sobre como cada um reflete as qualidades de um bom agrupamento. O artigo também fornece uma implementação prática de ambos os índices em C++.</text:p>
      <text:h text:style-name="Heading_20_3" text:outline-level="3"><text:span text:style-name="Strong_20_Emphasis">Índices de Validação de Clustering</text:span></text:h>
      <text:h text:style-name="Heading_20_4" text:outline-level="4"><text:span text:style-name="Strong_20_Emphasis">1. Índice de Silhouette</text:span></text:h>
      <text:p text:style-name="Text_20_body">O <text:span text:style-name="Strong_20_Emphasis">Índice de Silhouette</text:span> é um dos índices de validação mais populares, pois mede a <text:span text:style-name="Strong_20_Emphasis">coerência interna</text:span> e a <text:span text:style-name="Strong_20_Emphasis">separação externa</text:span> de clusters. O índice é baseado na análise de dois parâmetros para cada ponto:</text:p>
      <text:list xml:id="list2811948730" text:style-name="L4">
        <text:list-item>
          <text:p text:style-name="P8"><text:span text:style-name="Strong_20_Emphasis">Coesão</text:span> (a(i)a(i)): A distância média do ponto ii para todos os outros pontos dentro do mesmo cluster. </text:p>
        </text:list-item>
        <text:list-item>
          <text:p text:style-name="P7"><text:span text:style-name="Strong_20_Emphasis">Separação</text:span> (b(i)b(i)): A distância média do ponto ii para os pontos do cluster mais próximo. </text:p>
        </text:list-item>
      </text:list>
      <text:p text:style-name="Text_20_body">O <text:span text:style-name="Strong_20_Emphasis">índice de Silhouette</text:span> S(i)S(i) para um ponto ii é calculado como:</text:p>
      <text:p text:style-name="Text_20_body">S(i)=b(i)−a(i)max⁡(a(i),b(i))S(i) = \frac{b(i) - a(i)}{\max(a(i), b(i))} </text:p>
      <text:p text:style-name="Text_20_body">Onde:</text:p>
      <text:list xml:id="list2383545679" text:style-name="L5">
        <text:list-item>
          <text:p text:style-name="P10">a(i)a(i) é a coesão. </text:p>
        </text:list-item>
        <text:list-item>
          <text:p text:style-name="P9">b(i)b(i) é a separação. </text:p>
        </text:list-item>
      </text:list>
      <text:p text:style-name="Text_20_body">O valor de S(i)S(i) varia entre -1 e 1:</text:p>
      <text:list xml:id="list3448153021" text:style-name="L6">
        <text:list-item>
          <text:p text:style-name="P12"><text:span text:style-name="Strong_20_Emphasis">S(i)≈1S(i) \approx 1</text:span>: O ponto está bem agrupado no cluster e distante dos outros clusters. </text:p>
        </text:list-item>
        <text:list-item>
          <text:p text:style-name="P12"><text:span text:style-name="Strong_20_Emphasis">S(i)≈0S(i) \approx 0</text:span>: O ponto está na fronteira entre dois clusters. </text:p>
        </text:list-item>
        <text:list-item>
          <text:p text:style-name="P11"><text:span text:style-name="Strong_20_Emphasis">S(i)≈−1S(i) \approx -1</text:span>: O ponto está mal posicionado, provavelmente no cluster errado. </text:p>
        </text:list-item>
      </text:list>
      <text:p text:style-name="Text_20_body"><text:soft-page-break/>A média de S(i)S(i) para todos os pontos fornece uma avaliação global da qualidade do agrupamento.</text:p>
      <text:h text:style-name="Heading_20_4" text:outline-level="4"><text:span text:style-name="Strong_20_Emphasis">2. Índice de Davies-Bouldin</text:span></text:h>
      <text:p text:style-name="Text_20_body">O <text:span text:style-name="Strong_20_Emphasis">Índice de Davies-Bouldin</text:span> (DB) mede a <text:span text:style-name="Strong_20_Emphasis">separação entre os clusters</text:span> com base na relação entre a dispersão interna dos clusters e a distância entre seus centróides. Este índice é útil para avaliar o quanto os clusters são compactos internamente e bem separados externamente. O índice de Davies-Bouldin é dado por:</text:p>
      <text:p text:style-name="Text_20_body">DB=1K∑i=1Kmax⁡j≠i(σi+σjd(ci,cj))DB = \frac{1}{K} \sum_{i=1}^{K} \max_{j \neq i} \left( \frac{\sigma_i + \sigma_j}{d(c_i, c_j)} \right) </text:p>
      <text:p text:style-name="Text_20_body">Onde:</text:p>
      <text:list xml:id="list4090920474" text:style-name="L7">
        <text:list-item>
          <text:p text:style-name="P14">σi\sigma_i é a dispersão (variabilidade) dentro do cluster ii. </text:p>
        </text:list-item>
        <text:list-item>
          <text:p text:style-name="P14">d(ci,cj)d(c_i, c_j) é a distância entre os centróides dos clusters ii e jj. </text:p>
        </text:list-item>
        <text:list-item>
          <text:p text:style-name="P13">KK é o número total de clusters. </text:p>
        </text:list-item>
      </text:list>
      <text:p text:style-name="Text_20_body">Quanto <text:span text:style-name="Strong_20_Emphasis">menor</text:span> o valor de DBDB, melhor a <text:span text:style-name="Strong_20_Emphasis">separação entre os clusters</text:span>. Em outras palavras, um valor baixo de DBDB indica que os clusters são compactos e bem separados.</text:p>
      <text:h text:style-name="Heading_20_3" text:outline-level="3"><text:span text:style-name="Strong_20_Emphasis">Metodologia</text:span></text:h>
      <text:p text:style-name="Text_20_body">Para a avaliação dos índices de validação, utilizamos os seguintes algoritmos de agrupamento:</text:p>
      <text:list xml:id="list1933419072" text:style-name="L8">
        <text:list-item>
          <text:p text:style-name="P16"><text:span text:style-name="Strong_20_Emphasis">k-means</text:span>: Algoritmo clássico de clustering baseado na minimização da soma das distâncias quadráticas dos pontos aos seus centróides. </text:p>
        </text:list-item>
        <text:list-item>
          <text:p text:style-name="P16"><text:span text:style-name="Strong_20_Emphasis">k-medoids</text:span>: Algoritmo de clustering semelhante ao k-means, mas com a diferença de que os centróides são pontos reais do conjunto de dados. </text:p>
        </text:list-item>
        <text:list-item>
          <text:p text:style-name="P15"><text:span text:style-name="Strong_20_Emphasis">Agrupamento Hierárquico Aglomerativo</text:span>: Algoritmo baseado na fusão iterativa dos clusters mais próximos. </text:p>
        </text:list-item>
      </text:list>
      <text:p text:style-name="Text_20_body">Os índices de validação são então calculados e comparados para esses algoritmos em dados sintéticos e reais.</text:p>
      <text:h text:style-name="Heading_20_3" text:outline-level="3"><text:span text:style-name="Strong_20_Emphasis">Resultados Experimentais</text:span></text:h>
      <text:h text:style-name="Heading_20_4" text:outline-level="4"><text:span text:style-name="Strong_20_Emphasis">Dados Sintéticos</text:span></text:h>
      <text:p text:style-name="Text_20_body">Foram gerados dados com diferentes características de separação e dispersão para avaliar o desempenho dos algoritmos de clustering e dos índices de validação. Os resultados indicaram que:</text:p>
      <text:list xml:id="list1924763556" text:style-name="L9">
        <text:list-item>
          <text:p text:style-name="P18"><text:span text:style-name="Strong_20_Emphasis">k-means</text:span> é mais eficiente em cenários onde a <text:span text:style-name="Strong_20_Emphasis">separação entre os clusters</text:span> é clara e as variâncias das variáveis são semelhantes. </text:p>
        </text:list-item>
        <text:list-item>
          <text:p text:style-name="P18"><text:span text:style-name="Strong_20_Emphasis">k-medoids</text:span> mostrou melhor desempenho quando os dados eram <text:span text:style-name="Strong_20_Emphasis">menos bem comportados</text:span> ou continham <text:span text:style-name="Strong_20_Emphasis">valores atípicos</text:span>, devido à sua robustez em relação a dados ruidosos. </text:p>
        </text:list-item>
        <text:list-item>
          <text:p text:style-name="P17"><text:span text:style-name="Strong_20_Emphasis">Agrupamento Hierárquico</text:span> teve melhor desempenho em dados <text:span text:style-name="Strong_20_Emphasis">altamente dispersos</text:span>, onde a separação entre os clusters não é esférica. </text:p>
        </text:list-item>
      </text:list>
      <text:h text:style-name="Heading_20_4" text:outline-level="4"><text:soft-page-break/><text:span text:style-name="Strong_20_Emphasis">Dados Reais (UCI)</text:span></text:h>
      <text:p text:style-name="Text_20_body">Usamos conjuntos de dados como <text:span text:style-name="Strong_20_Emphasis">Iris</text:span>, <text:span text:style-name="Strong_20_Emphasis">Vinho</text:span> e <text:span text:style-name="Strong_20_Emphasis">Abalone</text:span> para avaliar a aplicação dos índices de Silhouette e Davies-Bouldin. O desempenho dos índices foi consistente com os resultados obtidos nos dados sintéticos, com destaque para a maior sensibilidade do índice de Silhouette em dados bem segmentados.</text:p>
      <text:h text:style-name="Heading_20_3" text:outline-level="3"><text:span text:style-name="Strong_20_Emphasis">Código C++ - Implementação dos Índices de Validação</text:span></text:h>
      <text:p text:style-name="Text_20_body">O código abaixo implementa os cálculos dos índices de <text:span text:style-name="Strong_20_Emphasis">Silhouette</text:span> e <text:span text:style-name="Strong_20_Emphasis">Davies-Bouldin</text:span> em C++, sendo um exemplo prático de como esses índices podem ser usados para avaliar o desempenho de um algoritmo de clustering.</text:p>
      <text:p text:style-name="Preformatted_20_Text"><text:span text:style-name="Source_20_Text">#include &lt;iostream&gt;</text:span></text:p>
      <text:p text:style-name="Preformatted_20_Text"><text:span text:style-name="Source_20_Text">#include &lt;vector&gt;</text:span></text:p>
      <text:p text:style-name="Preformatted_20_Text"><text:span text:style-name="Source_20_Text">#include &lt;cmath&gt;</text:span></text:p>
      <text:p text:style-name="Preformatted_20_Text"><text:span text:style-name="Source_20_Text">#include &lt;limits&gt;</text:span></text:p>
      <text:p text:style-name="Preformatted_20_Text"/>
      <text:p text:style-name="Preformatted_20_Text"><text:span text:style-name="Source_20_Text">// Função para calcular a distância Euclidiana</text:span></text:p>
      <text:p text:style-name="Preformatted_20_Text"><text:span text:style-name="Source_20_Text">double euclideanDistance(const std::vector&lt;double&gt;&amp; a, const std::vector&lt;double&gt;&amp; b) {</text:span></text:p>
      <text:p text:style-name="Preformatted_20_Text"><text:span text:style-name="Source_20_Text"><text:s text:c="4"/>double sum = 0.0;</text:span></text:p>
      <text:p text:style-name="Preformatted_20_Text"><text:span text:style-name="Source_20_Text"><text:s text:c="4"/>for (size_t i = 0; i &lt; a.size(); ++i) {</text:span></text:p>
      <text:p text:style-name="Preformatted_20_Text"><text:span text:style-name="Source_20_Text"><text:s text:c="8"/>sum += (a[i] - b[i]) * (a[i] - b[i]);</text:span></text:p>
      <text:p text:style-name="Preformatted_20_Text"><text:span text:style-name="Source_20_Text"><text:s text:c="4"/>}</text:span></text:p>
      <text:p text:style-name="Preformatted_20_Text"><text:span text:style-name="Source_20_Text"><text:s text:c="4"/>return std::sqrt(sum);</text:span></text:p>
      <text:p text:style-name="Preformatted_20_Text"><text:span text:style-name="Source_20_Text">}</text:span></text:p>
      <text:p text:style-name="Preformatted_20_Text"/>
      <text:p text:style-name="Preformatted_20_Text"><text:span text:style-name="Source_20_Text">// Calcular a média da distância intra-cluster</text:span></text:p>
      <text:p text:style-name="Preformatted_20_Text"><text:span text:style-name="Source_20_Text">double meanIntraClusterDistance(const std::vector&lt;std::vector&lt;double&gt;&gt;&amp; data, </text:span></text:p>
      <text:p text:style-name="Preformatted_20_Text"><text:span text:style-name="Source_20_Text"><text:s text:c="33"/>const std::vector&lt;int&gt;&amp; labels, int cluster, int pointIndex) {</text:span></text:p>
      <text:p text:style-name="Preformatted_20_Text"><text:span text:style-name="Source_20_Text"><text:s text:c="4"/>double totalDistance = 0.0;</text:span></text:p>
      <text:p text:style-name="Preformatted_20_Text"><text:span text:style-name="Source_20_Text"><text:s text:c="4"/>int count = 0;</text:span></text:p>
      <text:p text:style-name="Preformatted_20_Text"/>
      <text:p text:style-name="Preformatted_20_Text"><text:span text:style-name="Source_20_Text"><text:s text:c="4"/>for (size_t i = 0; i &lt; data.size(); ++i) {</text:span></text:p>
      <text:p text:style-name="Preformatted_20_Text"><text:span text:style-name="Source_20_Text"><text:s text:c="8"/>if (labels[i] == cluster &amp;&amp; i != pointIndex) {</text:span></text:p>
      <text:p text:style-name="Preformatted_20_Text"><text:span text:style-name="Source_20_Text"><text:s text:c="12"/>totalDistance += euclideanDistance(data[pointIndex], data[i]);</text:span></text:p>
      <text:p text:style-name="Preformatted_20_Text"><text:span text:style-name="Source_20_Text"><text:s text:c="12"/>coun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count &gt; 0 ? totalDistance / count : 0.0;</text:span></text:p>
      <text:p text:style-name="Preformatted_20_Text"><text:span text:style-name="Source_20_Text">}</text:span></text:p>
      <text:p text:style-name="Preformatted_20_Text"/>
      <text:p text:style-name="Preformatted_20_Text"><text:span text:style-name="Source_20_Text">// Calcular a distância média para o cluster mais próximo</text:span></text:p>
      <text:p text:style-name="Preformatted_20_Text"><text:span text:style-name="Source_20_Text">double meanNearestClusterDistance(const std::vector&lt;std::vector&lt;double&gt;&gt;&amp; data, </text:span></text:p>
      <text:p text:style-name="Preformatted_20_Text"><text:span text:style-name="Source_20_Text"><text:s text:c="35"/>const std::vector&lt;int&gt;&amp; labels, int pointIndex, int currentCluster) {</text:span></text:p>
      <text:p text:style-name="Preformatted_20_Text"><text:span text:style-name="Source_20_Text"><text:s text:c="4"/>double minDistance = std::numeric_limits&lt;double&gt;::max();</text:span></text:p>
      <text:p text:style-name="Preformatted_20_Text"/>
      <text:p text:style-name="Preformatted_20_Text"><text:span text:style-name="Source_20_Text"><text:s text:c="4"/>for (size_t c = 0; c &lt; data.size(); ++c) {</text:span></text:p>
      <text:p text:style-name="Preformatted_20_Text"><text:span text:style-name="Source_20_Text"><text:s text:c="8"/>if (labels[c] != currentCluster) {</text:span></text:p>
      <text:p text:style-name="Preformatted_20_Text"><text:span text:style-name="Source_20_Text"><text:s text:c="12"/>double distance = euclideanDistance(data[pointIndex], data[c]);</text:span></text:p>
      <text:p text:style-name="Preformatted_20_Text"><text:span text:style-name="Source_20_Text"><text:s text:c="12"/>if (distance &lt; minDistance) {</text:span></text:p>
      <text:p text:style-name="Preformatted_20_Text"><text:span text:style-name="Source_20_Text"><text:s text:c="16"/>minDistance = distanc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minDistance;</text:span></text:p>
      <text:p text:style-name="Preformatted_20_Text"><text:soft-page-break/><text:span text:style-name="Source_20_Text">}</text:span></text:p>
      <text:p text:style-name="Preformatted_20_Text"/>
      <text:p text:style-name="Preformatted_20_Text"><text:span text:style-name="Source_20_Text">// Calcular índice de Silhouette</text:span></text:p>
      <text:p text:style-name="Preformatted_20_Text"><text:span text:style-name="Source_20_Text">double silhouetteScore(const std::vector&lt;std::vector&lt;double&gt;&gt;&amp; data, const std::vector&lt;int&gt;&amp; labels) {</text:span></text:p>
      <text:p text:style-name="Preformatted_20_Text"><text:span text:style-name="Source_20_Text"><text:s text:c="4"/>double totalScore = 0.0;</text:span></text:p>
      <text:p text:style-name="Preformatted_20_Text"><text:span text:style-name="Source_20_Text"><text:s text:c="4"/>int n = data.size();</text:span></text:p>
      <text:p text:style-name="Preformatted_20_Text"/>
      <text:p text:style-name="Preformatted_20_Text"><text:span text:style-name="Source_20_Text"><text:s text:c="4"/>for (int i = 0; i &lt; n; ++i) {</text:span></text:p>
      <text:p text:style-name="Preformatted_20_Text"><text:span text:style-name="Source_20_Text"><text:s text:c="8"/>int currentCluster = labels[i];</text:span></text:p>
      <text:p text:style-name="Preformatted_20_Text"/>
      <text:p text:style-name="Preformatted_20_Text"><text:span text:style-name="Source_20_Text"><text:s text:c="8"/>// Coesão (a)</text:span></text:p>
      <text:p text:style-name="Preformatted_20_Text"><text:span text:style-name="Source_20_Text"><text:s text:c="8"/>double a = meanIntraClusterDistance(data, labels, currentCluster, i);</text:span></text:p>
      <text:p text:style-name="Preformatted_20_Text"/>
      <text:p text:style-name="Preformatted_20_Text"><text:span text:style-name="Source_20_Text"><text:s text:c="8"/>// Separação (b)</text:span></text:p>
      <text:p text:style-name="Preformatted_20_Text"><text:span text:style-name="Source_20_Text"><text:s text:c="8"/>double b = meanNearestClusterDistance(data, labels, i, currentCluster);</text:span></text:p>
      <text:p text:style-name="Preformatted_20_Text"/>
      <text:p text:style-name="Preformatted_20_Text"><text:span text:style-name="Source_20_Text"><text:s text:c="8"/>// Silhouette</text:span></text:p>
      <text:p text:style-name="Preformatted_20_Text"><text:span text:style-name="Source_20_Text"><text:s text:c="8"/>double s = (b - a) / std::max(a, b);</text:span></text:p>
      <text:p text:style-name="Preformatted_20_Text"><text:span text:style-name="Source_20_Text"><text:s text:c="8"/>totalScore += s;</text:span></text:p>
      <text:p text:style-name="Preformatted_20_Text"><text:span text:style-name="Source_20_Text"><text:s text:c="4"/>}</text:span></text:p>
      <text:p text:style-name="Preformatted_20_Text"/>
      <text:p text:style-name="Preformatted_20_Text"><text:span text:style-name="Source_20_Text"><text:s text:c="4"/>return totalScore / n;</text:span></text:p>
      <text:p text:style-name="Preformatted_20_Text"><text:span text:style-name="Source_20_Text">}</text:span></text:p>
      <text:p text:style-name="Preformatted_20_Text"/>
      <text:p text:style-name="Preformatted_20_Text"><text:span text:style-name="Source_20_Text">// Calcular índice de Davies-Bouldin</text:span></text:p>
      <text:p text:style-name="Preformatted_20_Text"><text:span text:style-name="Source_20_Text">double daviesBouldinScore(const std::vector&lt;std::vector&lt;double&gt;&gt;&amp; data, const std::vector&lt;int&gt;&amp; labels, int k) {</text:span></text:p>
      <text:p text:style-name="Preformatted_20_Text"><text:span text:style-name="Source_20_Text"><text:s text:c="4"/>std::vector&lt;double&gt; clusterDispersion(k, 0.0);</text:span></text:p>
      <text:p text:style-name="Preformatted_20_Text"><text:span text:style-name="Source_20_Text"><text:s text:c="4"/>std::vector&lt;std::vector&lt;double&gt;&gt; centroids(k, std::vector&lt;double&gt;(data[0].size(), 0.0));</text:span></text:p>
      <text:p text:style-name="Preformatted_20_Text"><text:span text:style-name="Source_20_Text"><text:s text:c="4"/>std::vector&lt;int&gt; clusterSizes(k, 0);</text:span></text:p>
      <text:p text:style-name="Preformatted_20_Text"/>
      <text:p text:style-name="Preformatted_20_Text"><text:span text:style-name="Source_20_Text"><text:s text:c="4"/>// Calcular centróides e dispersões</text:span></text:p>
      <text:p text:style-name="Preformatted_20_Text"><text:span text:style-name="Source_20_Text"><text:s text:c="4"/>for (size_t i = 0; i &lt; data.size(); ++i) {</text:span></text:p>
      <text:p text:style-name="P1"><text:span text:style-name="Source_20_Text"><text:s text:c="8"/>int cluster =</text:span></text:p>
      <text:p text:style-name="Text_20_body">labels[i]; clusterSizes[cluster]++; for (size_t j = 0; j &lt; data[0].size(); ++j) { centroids[cluster][j] += data[i][j]; } }</text:p>
      <text:p text:style-name="Preformatted_20_Text"><text:span text:style-name="Source_20_Text">for (int c = 0; c &lt; k; ++c) {</text:span></text:p>
      <text:p text:style-name="Preformatted_20_Text"><text:span text:style-name="Source_20_Text"><text:s text:c="4"/>for (size_t j = 0; j &lt; data[0].size(); ++j) {</text:span></text:p>
      <text:p text:style-name="Preformatted_20_Text"><text:span text:style-name="Source_20_Text"><text:s text:c="8"/>centroids[c][j] /= clusterSizes[c];</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or (size_t i = 0; i &lt; data.size(); ++i) {</text:span></text:p>
      <text:p text:style-name="Preformatted_20_Text"><text:span text:style-name="Source_20_Text"><text:s text:c="4"/>int cluster = labels[i];</text:span></text:p>
      <text:p text:style-name="Preformatted_20_Text"><text:span text:style-name="Source_20_Text"><text:s text:c="4"/>clusterDispersion[cluster] += euclideanDistance(data[i], centroids[cluster]);</text:span></text:p>
      <text:p text:style-name="Preformatted_20_Text"><text:span text:style-name="Source_20_Text">}</text:span></text:p>
      <text:p text:style-name="Preformatted_20_Text"/>
      <text:p text:style-name="Preformatted_20_Text"><text:span text:style-name="Source_20_Text">for (int c = 0; c &lt; k; ++c) {</text:span></text:p>
      <text:p text:style-name="Preformatted_20_Text"><text:span text:style-name="Source_20_Text"><text:s text:c="4"/>clusterDispersion[c] /= clusterSizes[c];</text:span></text:p>
      <text:p text:style-name="Preformatted_20_Text"><text:span text:style-name="Source_20_Text">}</text:span></text:p>
      <text:p text:style-name="Preformatted_20_Text"/>
      <text:p text:style-name="Preformatted_20_Text"><text:span text:style-name="Source_20_Text">// Calcular índice Davies-Bouldin</text:span></text:p>
      <text:p text:style-name="Preformatted_20_Text"><text:span text:style-name="Source_20_Text">double totalScore = 0.0;</text:span></text:p>
      <text:p text:style-name="Preformatted_20_Text"/>
      <text:p text:style-name="Preformatted_20_Text"><text:span text:style-name="Source_20_Text">for (int i = 0; i &lt; k; ++i) {</text:span></text:p>
      <text:p text:style-name="Preformatted_20_Text"><text:span text:style-name="Source_20_Text"><text:s text:c="4"/>double maxRatio = 0.0;</text:span></text:p>
      <text:p text:style-name="Preformatted_20_Text"><text:span text:style-name="Source_20_Text"><text:s text:c="4"/>for (int j = 0; j &lt; k; ++j) {</text:span></text:p>
      <text:p text:style-name="Preformatted_20_Text"><text:span text:style-name="Source_20_Text"><text:s text:c="8"/>if (i != j) {</text:span></text:p>
      <text:p text:style-name="Preformatted_20_Text"><text:soft-page-break/><text:span text:style-name="Source_20_Text"><text:s text:c="12"/>double distance = euclideanDistance(centroids[i], centroids[j]);</text:span></text:p>
      <text:p text:style-name="Preformatted_20_Text"><text:span text:style-name="Source_20_Text"><text:s text:c="12"/>double ratio = (clusterDispersion[i] + clusterDispersion[j]) / distance;</text:span></text:p>
      <text:p text:style-name="Preformatted_20_Text"><text:span text:style-name="Source_20_Text"><text:s text:c="12"/>maxRatio = std::max(maxRatio, ratio);</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otalScore += maxRatio;</text:span></text:p>
      <text:p text:style-name="Preformatted_20_Text"><text:span text:style-name="Source_20_Text">}</text:span></text:p>
      <text:p text:style-name="Preformatted_20_Text"/>
      <text:p text:style-name="P1"><text:span text:style-name="Source_20_Text">return totalScore / k;</text:span></text:p>
      <text:p text:style-name="Text_20_body">}</text:p>
      <text:p text:style-name="Text_20_body">int main() { // Dados simulados std::vector&lt;std::vector&gt; data = { {1.0, 2.0}, {1.5, 1.8}, {5.0, 8.0}, {8.0, 8.0}, {1.0, 0.6}, {9.0, 11.0}, {8.0, 2.0}, {10.0, 2.0} };</text:p>
      <text:p text:style-name="Preformatted_20_Text"><text:span text:style-name="Source_20_Text">// Rótulos de cluster gerados por um algoritmo de clustering (exemplo)</text:span></text:p>
      <text:p text:style-name="Preformatted_20_Text"><text:span text:style-name="Source_20_Text">std::vector&lt;int&gt; labels = {0, 0, 1, 1, 0, 1, 2, 2};</text:span></text:p>
      <text:p text:style-name="Preformatted_20_Text"/>
      <text:p text:style-name="Preformatted_20_Text"><text:span text:style-name="Source_20_Text">int k = 3; // Número de clusters</text:span></text:p>
      <text:p text:style-name="Preformatted_20_Text"/>
      <text:p text:style-name="Preformatted_20_Text"><text:span text:style-name="Source_20_Text">// Calcular índices de validação</text:span></text:p>
      <text:p text:style-name="Preformatted_20_Text"><text:span text:style-name="Source_20_Text">double silhouette = silhouetteScore(data, labels);</text:span></text:p>
      <text:p text:style-name="Preformatted_20_Text"><text:span text:style-name="Source_20_Text">double daviesBouldin = daviesBouldinScore(data, labels, k);</text:span></text:p>
      <text:p text:style-name="Preformatted_20_Text"/>
      <text:p text:style-name="Preformatted_20_Text"><text:span text:style-name="Source_20_Text">std::cout &lt;&lt; "Índice de Silhouette: " &lt;&lt; silhouette &lt;&lt; "\n";</text:span></text:p>
      <text:p text:style-name="Preformatted_20_Text"><text:span text:style-name="Source_20_Text">std::cout &lt;&lt; "Índice de Davies-Bouldin: " &lt;&lt; daviesBouldin &lt;&lt; "\n";</text:span></text:p>
      <text:p text:style-name="Preformatted_20_Text"/>
      <text:p text:style-name="P1"><text:span text:style-name="Source_20_Text">return 0;</text:span></text:p>
      <text:p text:style-name="Text_20_body">}</text:p>
      <text:p text:style-name="Preformatted_20_Text"/>
      <text:p text:style-name="Preformatted_20_Text"><text:span text:style-name="Source_20_Text">---</text:span></text:p>
      <text:p text:style-name="Preformatted_20_Text"/>
      <text:p text:style-name="Preformatted_20_Text"><text:span text:style-name="Source_20_Text">Explicação Completa do Código:</text:span></text:p>
      <text:p text:style-name="Preformatted_20_Text"/>
      <text:p text:style-name="Preformatted_20_Text"><text:span text:style-name="Source_20_Text">O código acima calcula </text:span><text:span text:style-name="Source_20_Text"><text:span text:style-name="T1">os </text:span></text:span><text:span text:style-name="Source_20_Text">dois índices de validação: Silhouette** e Davies-Bouldin, usados para avaliar a qualidade de agrupamentos gerados por algoritmos como k-means.</text:span></text:p>
      <text:p text:style-name="Preformatted_20_Text"/>
      <text:p text:style-name="Preformatted_20_Text"><text:span text:style-name="Source_20_Text">Funções Principais:</text:span></text:p>
      <text:p text:style-name="Preformatted_20_Text"/>
      <text:p text:style-name="Preformatted_20_Text"><text:span text:style-name="Source_20_Text">1. `euclideanDistance`: Calcula a distância Euclidiana entre dois pontos \(a\) e \(b\). A fórmula usada é a soma das diferenças quadradas das coordenadas dos pontos, seguida pela raiz quadrada da soma.</text:span></text:p>
      <text:p text:style-name="Preformatted_20_Text"/>
      <text:p text:style-name="Preformatted_20_Text"><text:span text:style-name="Source_20_Text">2. `meanIntraClusterDistance`: Calcula a média das distâncias entre um ponto \(i\) e todos os outros pontos do mesmo cluster. Isso é usado para calcular a **coesão** no Índice de Silhouette.</text:span></text:p>
      <text:p text:style-name="Preformatted_20_Text"/>
      <text:p text:style-name="Preformatted_20_Text"><text:span text:style-name="Source_20_Text">3. `meanNearestClusterDistance`: Calcula a distância média entre um ponto \(i\) e todos os pontos do cluster mais próximo. Isso é usado para calcular a **separação** no Índice de Silhouette.</text:span></text:p>
      <text:p text:style-name="Preformatted_20_Text"/>
      <text:p text:style-name="Preformatted_20_Text"><text:span text:style-name="Source_20_Text">4. `silhouetteScore`: Calcula o Índice de Silhouette, que mede a qualidade do agrupamento com base na coesão e separação dos pontos em relação aos seus clusters.</text:span></text:p>
      <text:p text:style-name="Preformatted_20_Text"/>
      <text:p text:style-name="Preformatted_20_Text"><text:span text:style-name="Source_20_Text">5. `daviesBouldinScore`: Calcula o Índice de Davies-Bouldin, que mede a separação entre os clusters com base na dispersão interna de cada cluster e na distância entre seus centróides.</text:span></text:p>
      <text:p text:style-name="Preformatted_20_Text"/>
      <text:p text:style-name="Preformatted_20_Text"><text:soft-page-break/><text:span text:style-name="Source_20_Text">6. `main`: Inicializa os dados simulados e os rótulos de cluster e então calcula e exibe os índices de validação. </text:span></text:p>
      <text:p text:style-name="Preformatted_20_Text"><text:span text:style-name="Source_20_Text"/></text:p>
      <text:p text:style-name="P2"><text:span text:style-name="Source_20_Text"><text:span text:style-name="T2">Resultados: </text:span></text:span></text:p>
      <text:p text:style-name="P2"><text:span text:style-name="Source_20_Text"/></text:p>
      <text:p text:style-name="P2"><text:span text:style-name="Source_20_Text"><text:span text:style-name="T2">Índice de Silhouette: 0.665126</text:span></text:span></text:p>
      <text:p text:style-name="P2"><text:span text:style-name="Source_20_Text">Índice de Davies-Bouldin: 0.382797</text:span></text:p>
      <text:p text:style-name="Preformatted_20_Text"><text:span text:style-name="Source_20_Tex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23:39:25.879809442</meta:creation-date>
    <dc:date>2024-12-04T17:48:21.282638218</dc:date>
    <meta:editing-duration>PT9M57S</meta:editing-duration>
    <meta:editing-cycles>4</meta:editing-cycles>
    <meta:generator>LibreOffice/7.3.7.2$Linux_X86_64 LibreOffice_project/30$Build-2</meta:generator>
    <meta:document-statistic meta:table-count="0" meta:image-count="0" meta:object-count="0" meta:page-count="6" meta:paragraph-count="159" meta:word-count="1543" meta:character-count="10552" meta:non-whitespace-character-count="8718"/>
  </office:meta>
</office:document-meta>
</file>